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style:writing-mode="lr-tb"/>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3a125a8-7fff-3780-f12f-82648ff5e30d"/>Oscar Berroeta nació en Buenos Aires el 5 de junio de 1954. Pasó su infancia en Avellaneda, en donde comenzó a estudiar pintura con un profesor (en Rivadavia a una cuadra de Galicia, no pudimos averiguar el nombre).</text:p>
      <text:p text:style-name="P1">En 1965, obtiene el primer premio en el concurso por el Cincuentenario del Club El Porvenir, Avellaneda. En 1968, recibe el Gran premio, Primera categoría, por su obra de la Plaza Martín Fierro.</text:p>
      <text:p text:style-name="P3"><text:span text:style-name="T1">En 1966 junto a su familia se muda a vivir en San Telmo, comienza su formación en el taller de </text:span><text:a xlink:type="simple" xlink:href="https://artedelaargentina.com/disciplinas/artista/pintura/demetrio-urruchua" text:style-name="Internet_20_link" text:visited-style-name="Visited_20_Internet_20_Link"><text:span text:style-name="T2">Demetrio Urruchúa</text:span></text:a><text:span text:style-name="T1">.</text:span></text:p>
      <text:p text:style-name="P2">El 16 de marzo de 1976 fue secuestrado en la vía pública, por el barrio de La Boca en Capital Federal, en un operativo ilegal de detención y posterior desaparición forzada. Tenía 21 añ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0T19:07:43.585443032</meta:creation-date>
    <dc:date>2026-02-10T19:08:10.127222913</dc:date>
    <meta:editing-duration>PT27S</meta:editing-duration>
    <meta:editing-cycles>1</meta:editing-cycles>
    <meta:document-statistic meta:table-count="0" meta:image-count="0" meta:object-count="0" meta:page-count="1" meta:paragraph-count="4" meta:word-count="127" meta:character-count="709" meta:non-whitespace-character-count="586"/>
    <meta:generator>LibreOffice/7.3.7.2$Linux_X86_64 LibreOffice_project/30$Build-2</meta:generator>
  </office:meta>
</office:document-meta>
</file>